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b65"/>
    </style:style>
    <style:style style:name="P2" style:family="paragraph" style:parent-style-name="Standard">
      <style:text-properties officeooo:rsid="000f9b65" officeooo:paragraph-rsid="000f9b65"/>
    </style:style>
    <style:style style:name="P3" style:family="paragraph" style:parent-style-name="Standard">
      <style:text-properties fo:color="#3465a4" fo:font-size="26pt" style:text-underline-style="solid" style:text-underline-width="auto" style:text-underline-color="font-color" officeooo:rsid="000f9b65" officeooo:paragraph-rsid="000f9b65" style:font-size-asian="26pt" style:font-size-complex="26pt"/>
    </style:style>
    <style:style style:name="P4" style:family="paragraph" style:parent-style-name="Standard">
      <style:text-properties officeooo:paragraph-rsid="000f9b65"/>
    </style:style>
    <style:style style:name="T1" style:family="text">
      <style:text-properties officeooo:rsid="000f9b65"/>
    </style:style>
    <style:style style:name="T2" style:family="text">
      <style:text-properties officeooo:rsid="00107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ustificación de las tecnologías seleccionadas</text:p>
      <text:p text:style-name="P2"/>
      <text:p text:style-name="P2">Hemos decidido utilizar AndroidStudio para la creación de la aplicación, este programa nos permitirá compilar rápidamente el <text:span text:style-name="T2">código</text:span> y mediante el emulador que lleva incorporado nos permite ejecutar la aplicación para comprobar su funcionamiento.</text:p>
      <text:p text:style-name="P2"/>
      <text:p text:style-name="P4"><text:span text:style-name="T1">El lenguaje de programación que utilizaremos es Kotlin ya que esta orientado a objetos y nos permite utilizar corrutinas fácilmente, a de más de estar incorporado ya en AndroidStudio.</text:span></text:p>
      <text:p text:style-name="P2"/>
      <text:p text:style-name="P2">Y por ultimo utilizaremos Firebase como base de datos, facilitando así guardar y cargar datos, ademas de poder contar con sus servicios de control de usuari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5:45:00.967000000</meta:creation-date>
    <dc:date>2023-01-30T15:58:28.111000000</dc:date>
    <meta:editing-duration>PT2M27S</meta:editing-duration>
    <meta:editing-cycles>1</meta:editing-cycles>
    <meta:document-statistic meta:table-count="0" meta:image-count="0" meta:object-count="0" meta:page-count="1" meta:paragraph-count="4" meta:word-count="94" meta:character-count="633" meta:non-whitespace-character-count="543"/>
    <meta:generator>LibreOffice/6.3.3.2$Windows_X86_64 LibreOffice_project/a64200df03143b798afd1ec74a12ab50359878ed</meta:generator>
  </office:meta>
</office:document-meta>
</file>